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118in" svg:y="0.7295in">
            <draw:object draw:notify-on-update-of-ranges="Sheet1.A1:Sheet1.A1 Sheet1.A2:Sheet1.A15 Sheet1.B1:Sheet1.B1 Sheet1.B2:Sheet1.B15 Sheet1.A1:Sheet1.A1 Sheet1.A2:Sheet1.A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obre datos de entrenamiento</text:p>
          </table:table-cell>
          <table:table-cell office:value-type="string" calcext:value-type="string">
            <text:p>Cross Valida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22455835206" calcext:value-type="float">
            <text:p>0.9224558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3185311461" calcext:value-type="float">
            <text:p>0.9431853115</text:p>
          </table:table-cell>
          <table:table-cell office:value-type="float" office:value="0.933256817032" calcext:value-type="float">
            <text:p>0.933256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5143735043" calcext:value-type="float">
            <text:p>0.955143735</text:p>
          </table:table-cell>
          <table:table-cell office:value-type="float" office:value="0.919122774369" calcext:value-type="float">
            <text:p>0.91912277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9644498667" calcext:value-type="float">
            <text:p>0.9296444987</text:p>
          </table:table-cell>
          <table:table-cell office:value-type="float" office:value="0.927210148468" calcext:value-type="float">
            <text:p>0.9272101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7573520762" calcext:value-type="float">
            <text:p>0.9375735208</text:p>
          </table:table-cell>
          <table:table-cell office:value-type="float" office:value="0.914186589392" calcext:value-type="float">
            <text:p>0.9141865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0427976734" calcext:value-type="float">
            <text:p>0.9204279767</text:p>
          </table:table-cell>
          <table:table-cell office:value-type="float" office:value="0.920358977471" calcext:value-type="float">
            <text:p>0.9203589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6770937262" calcext:value-type="float">
            <text:p>0.9267709373</text:p>
          </table:table-cell>
          <table:table-cell office:value-type="float" office:value="0.911083604061" calcext:value-type="float">
            <text:p>0.9110836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3740599891" calcext:value-type="float">
            <text:p>0.9137405999</text:p>
          </table:table-cell>
          <table:table-cell office:value-type="float" office:value="0.916058837353" calcext:value-type="float">
            <text:p>0.9160588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180332661" calcext:value-type="float">
            <text:p>0.9180332661</text:p>
          </table:table-cell>
          <table:table-cell office:value-type="float" office:value="0.908482765823" calcext:value-type="float">
            <text:p>0.9084827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8749032979" calcext:value-type="float">
            <text:p>0.908749033</text:p>
          </table:table-cell>
          <table:table-cell office:value-type="float" office:value="0.912517350216" calcext:value-type="float">
            <text:p>0.9125173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1847898988" calcext:value-type="float">
            <text:p>0.911847899</text:p>
          </table:table-cell>
          <table:table-cell office:value-type="float" office:value="0.905511403468" calcext:value-type="float">
            <text:p>0.90551140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03258816121" calcext:value-type="float">
            <text:p>0.9032588161</text:p>
          </table:table-cell>
          <table:table-cell office:value-type="float" office:value="0.908050496925" calcext:value-type="float">
            <text:p>0.90805049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07343777299" calcext:value-type="float">
            <text:p>0.9073437773</text:p>
          </table:table-cell>
          <table:table-cell office:value-type="float" office:value="0.902633223639" calcext:value-type="float">
            <text:p>0.90263322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9979513481" calcext:value-type="float">
            <text:p>0.8997951348</text:p>
          </table:table-cell>
          <table:table-cell office:value-type="float" office:value="0.906364080312" calcext:value-type="float">
            <text:p>0.9063640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0:34:36.670246661</dc:date>
    <meta:document-statistic meta:table-count="1" meta:cell-count="4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21cm" svg:y="0.315cm" chart:style-name="ch2">
          <text:p>F0.5 en funcion de k veciones considerados</text:p>
        </chart:title>
        <chart:legend chart:legend-position="end" svg:x="10.1cm" svg:y="3.956cm" style:legend-expansion="high" chart:style-name="ch3"/>
        <chart:plot-area chart:style-name="ch4" table:cell-range-address="Sheet1.A1:Sheet1.C15" chart:data-source-has-labels="row" svg:x="1.328cm" svg:y="1.322cm" svg:width="8.452cm" svg:height="6.52cm">
          <chartooo:coordinate-region svg:x="2.234cm" svg:y="1.519cm" svg:width="7.361cm" svg:height="5.681cm"/>
          <chart:axis chart:dimension="x" chart:name="primary-x" chart:style-name="ch5">
            <chart:title svg:x="4.03cm" svg:y="8.023cm" chart:style-name="ch6">
              <text:p>Cantidad de vecinos</text:p>
            </chart:title>
          </chart:axis>
          <chart:axis chart:dimension="y" chart:name="primary-y" chart:style-name="ch5">
            <chart:title svg:x="0.451cm" svg:y="4.953cm" chart:style-name="ch7">
              <text:p>F0.5</text:p>
            </chart:title>
            <chart:grid chart:style-name="ch8" chart:class="major"/>
          </chart:axis>
          <chart:series chart:style-name="ch9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10" chart:values-cell-range-address="Sheet1.C2:Sheet1.C15" chart:label-cell-address="Sheet1.C1:Sheet1.C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bre datos de entrenamiento</text:p>
                <draw:g>
                  <svg:desc>Sheet1.B1:Sheet1.B1</svg:desc>
                </draw:g>
              </table:table-cell>
              <table:table-cell office:value-type="string">
                <text:p>Cross Valid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1">
                <text:p>1</text:p>
                <draw:g>
                  <svg:desc>Sheet1.B2:Sheet1.B15</svg:desc>
                </draw:g>
              </table:table-cell>
              <table:table-cell office:value-type="float" office:value="0.922455835206">
                <text:p>0.922455835206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3185311461">
                <text:p>0.943185311461</text:p>
              </table:table-cell>
              <table:table-cell office:value-type="float" office:value="0.933256817032">
                <text:p>0.933256817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55143735043">
                <text:p>0.955143735043</text:p>
              </table:table-cell>
              <table:table-cell office:value-type="float" office:value="0.919122774369">
                <text:p>0.919122774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9644498667">
                <text:p>0.929644498667</text:p>
              </table:table-cell>
              <table:table-cell office:value-type="float" office:value="0.927210148468">
                <text:p>0.927210148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37573520762">
                <text:p>0.937573520762</text:p>
              </table:table-cell>
              <table:table-cell office:value-type="float" office:value="0.914186589392">
                <text:p>0.914186589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0427976734">
                <text:p>0.920427976734</text:p>
              </table:table-cell>
              <table:table-cell office:value-type="float" office:value="0.920358977471">
                <text:p>0.920358977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26770937262">
                <text:p>0.926770937262</text:p>
              </table:table-cell>
              <table:table-cell office:value-type="float" office:value="0.911083604061">
                <text:p>0.911083604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3740599891">
                <text:p>0.913740599891</text:p>
              </table:table-cell>
              <table:table-cell office:value-type="float" office:value="0.916058837353">
                <text:p>0.916058837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180332661">
                <text:p>0.9180332661</text:p>
              </table:table-cell>
              <table:table-cell office:value-type="float" office:value="0.908482765823">
                <text:p>0.90848276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8749032979">
                <text:p>0.908749032979</text:p>
              </table:table-cell>
              <table:table-cell office:value-type="float" office:value="0.912517350216">
                <text:p>0.912517350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1847898988">
                <text:p>0.911847898988</text:p>
              </table:table-cell>
              <table:table-cell office:value-type="float" office:value="0.905511403468">
                <text:p>0.905511403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3258816121">
                <text:p>0.903258816121</text:p>
              </table:table-cell>
              <table:table-cell office:value-type="float" office:value="0.908050496925">
                <text:p>0.908050496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7343777299">
                <text:p>0.907343777299</text:p>
              </table:table-cell>
              <table:table-cell office:value-type="float" office:value="0.902633223639">
                <text:p>0.902633223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979513481">
                <text:p>0.89979513481</text:p>
              </table:table-cell>
              <table:table-cell office:value-type="float" office:value="0.906364080312">
                <text:p>0.906364080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